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monospace" fo:font-size="10.5pt" fo:letter-spacing="normal" fo:font-style="normal"/>
    </style:style>
    <style:style style:name="T2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212121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 epocas</text:p>
      <text:p text:style-name="Standard"/>
      <text:p text:style-name="P1"><text:span text:style-name="T1">Streaming output truncated to the last 5000 lines.</text:span><text:span text:style-name="T3"> </text:span><text:span text:style-name="T2">sem erros --------------------------- Amostra: 10845 x_atual: [4260.51 4016.41 4231.79 4106.15 4332.82 4611.79 4060.51 4601.54 4180. 4202.05 4169.74 4244.1 4568.72 4311.79] pesos: [54501320.65290668 50143134.70804849 53398456.07008705 51589620.06830574 54346029.21466174 57810655.40651724 50988115.12512112 57790319.55272102 53128341.60374422 52988331.45782348 52635056.70208482 53591096.52621906 58009025.83073208 54662565.71577214] output: 3238826024291.269 heaveside: 1 sem erros --------------------------- Amostra: 10846 x_atual: [4337.44 3999.49 4273.33 4122.56 4321.03 4605.13 4060. 4611.28 4187.69 4232.82 4216.41 4295.38 4617.44 4402.05] pesos: [54501320.65290668 50143134.70804849 53398456.07008705 51589620.06830574 54346029.21466174 57810655.40651724 50988115.12512112 57790319.55272102 53128341.60374422 52988331.45782348 52635056.70208482 53591096.52621906 58009025.83073208 54662565.71577214] output: 3259749942056.6104 heaveside: 1 erro: 1 pesos atualizado: [54503489.37290668 50145134.45304848 53400592.73508704 51591681.34830574 54348189.72966174 57812957.97151724 50990145.12512112 57792625.19272102 53130435.44874422 52990447.86782347 52637164.90708482 53593244.21621906 58011334.55073208 54664766.74077214] --------------------------- Amostra: 10847 x_atual: [4432.82 4103.08 4302.05 4167.69 4357.44 4623.08 4074.87 4615.38 4196.41 4241.54 4230.26 4314.36 4692.82 4491.79] pesos: [54503489.37290668 50145134.45304848 53400592.73508704 51591681.34830574 54348189.72966174 57812957.97151724 50990145.12512112 57792625.19272102 53130435.44874422 52990447.86782347 52637164.90708482 53593244.21621906 58011334.55073208 54664766.74077214] output: 3290096895982.8696 heaveside: 1 sem erros --------------------------- Amostra: 10848 x_atual: [4326.67 4028.21 4293.33 4153.85 4383.08 4660. 4111.79 4657.44 4240.51 4254.87 4206.67 4303.08 4630.77 4380.51] pesos: [54503489.37290668 50145134.45304848 53400592.73508704 51591681.34830574 54348189.72966174 57812957.97151724 50990145.12512112 57792625.19272102 53130435.44874422 52990447.86782347 52637164.90708482 53593244.21621906 58011334.55073208 54664766.74077214] output: 3278739032104.1924 heaveside: 1 erro: 1 pesos atualizado: [54505652.70790668 50147148.55804848 53402739.40008704 51593758.27330574 54350381.26966174 57815287.97151724 50992201.02012113 57794953.91272102 53132555.70374423 52992575.30282348 52639268.24208482 53595395.75621906 58013649.93573208 54666956.99577215] --------------------------- Amostra: 10849 x_atual: [4274.87 4030.26 4250.77 4122.05 4340. 4623.59 4070.26 4610.77 4210.77 4223.59 4196.92 4262.56 4603.59 4341.03] pesos: [54505652.70790668 50147148.55804848 53402739.40008704 51593758.27330574 54350381.26966174 57815287.97151724 50992201.02012113 57794953.91272102 53132555.70374423 52992575.30282348 52639268.24208482 53595395.75621906 58013649.93573208 54666956.99577215] output: 3253317267732.173 heaveside: 1 sem erros --------------------------- Amostra: 10850 x_atual: [4279.49 3986.67 4253.33 4113.33 4338.97 4616.92 4067.18 4610.77 4197.44 4218.97 4204.1 4271.28 4603.08 4336.41] pesos: [54505652.70790668 50147148.55804848 53402739.40008704 51593758.27330574 54350381.26966174 57815287.97151724 50992201.02012113 57794953.91272102 53132555.70374423 52992575.30282348 52639268.24208482 53595395.75621906 58013649.93573208 54666956.99577215] output: 3250081389068.8936 heaveside: 1 sem erros --------------------------- Amostra: 10851 x_atual: [4290.77 4053.33 4264.1 4124.62 4349.23 4631.79 4067.69 4593.85 4198.46 4224.1 4200.51 4272.82 4608.72 4349.23] pesos: [54505652.70790668 50147148.55804848 53402739.40008704 51593758.27330574 54350381.26966174 57815287.97151724 50992201.02012113 57794953.91272102 53132555.70374423 52992575.30282348 52639268.24208482 53595395.75621906 58013649.93573208 54666956.99577215] output: 3256909762863.763 heaveside: 1 sem erros --------------------------- Amostra: 10852 x_atual: [4281.54 4007.69 4254.87 4102.56 4341.03 4613.85 4052.82 4596.41 4186.67 4230.77 4207.69 4275.9 4630.26 4346.67] pesos: </text:span><text:soft-page-break/><text:span text:style-name="T2">[54505652.70790668 50147148.55804848 53402739.40008704 51593758.27330574 54350381.26966174 57815287.97151724 50992201.02012113 57794953.91272102 53132555.70374423 52992575.30282348 52639268.24208482 53595395.75621906 58013649.93573208 54666956.99577215] output: 3251773433917.2715 heaveside: 1 erro: 1 pesos atualizado: [54507793.47790668 50149152.40304848 53404866.83508705 51595809.55330574 54352551.78466174 57817594.89651723 50994227.43012112 57797252.11772102 53134649.03874423 52994690.68782347 52641372.08708482 53597533.70621906 58015965.06573208 54669130.33077215] --------------------------- Amostra: 10853 x_atual: [4297.95 4028.72 4253.85 4122.56 4347.69 4618.46 4075.9 4598.97 4192.82 4218.97 4194.36 4269.23 4609.23 4345.64] pesos: [54507793.47790668 50149152.40304848 53404866.83508705 51595809.55330574 54352551.78466174 57817594.89651723 50994227.43012112 57797252.11772102 53134649.03874423 52994690.68782347 52641372.08708482 53597533.70621906 58015965.06573208 54669130.33077215] output: 3254148652810.9424 heaveside: 1 sem erros --------------------------- Amostra: 10854 x_atual: [4307.18 3986.15 4263.59 4094.87 4327.69 4607.69 4074.36 4626.15 4196.41 4234.36 4199.49 4282.56 4592.82 4362.05] pesos: [54507793.47790668 50149152.40304848 53404866.83508705 51595809.55330574 54352551.78466174 57817594.89651723 50994227.43012112 57797252.11772102 53134649.03874423 52994690.68782347 52641372.08708482 53597533.70621906 58015965.06573208 54669130.33077215] output: 3253326962917.822 heaveside: 1 erro: 1 pesos atualizado: [54509947.06790669 50151145.47804848 53406998.63008705 51597856.98830574 54354715.62966174 57819898.74151723 50996264.61012112 57799565.19272102 53136747.24374422 52996807.86782347 52643471.83208482 53599674.98621906 58018261.47573208 54671311.35577215] --------------------------- Amostra: 10855 x_atual: [4304.1 4003.59 4243.59 4120. 4337.44 4630.77 4086.67 4611.28 4191.79 4245.13 4198.46 4284.62 4609.74 4374.36] pesos: [54509947.06790669 50151145.47804848 53406998.63008705 51597856.98830574 54354715.62966174 57819898.74151723 50996264.61012112 57799565.19272102 53136747.24374422 52996807.86782347 52643471.83208482 53599674.98621906 58018261.47573208 54671311.35577215] output: 3258060590837.7715 heaveside: 1 sem erros --------------------------- Amostra: 10856 x_atual: [4309.74 4028.21 4271.28 4142.05 4351.28 4624.62 4091.79 4619.49 4203.59 4226.15 4207.69 4274.36 4591.28 4370.77] pesos: [54509947.06790669 50151145.47804848 53406998.63008705 51597856.98830574 54354715.62966174 57819898.74151723 50996264.61012112 57799565.19272102 53136747.24374422 52996807.86782347 52643471.83208482 53599674.98621906 58018261.47573208 54671311.35577215] output: 3261641446540.841 heaveside: 1 erro: 1 pesos atualizado: [54512101.93790668 50153159.58304848 53409134.27008705 51599928.01330574 54356891.26966174 57822211.05151723 50998310.50512113 57801874.93772102 53138849.03874423 52998920.94282348 52645575.67708482 53601812.16621906 58020557.11573208 54673496.74077214] --------------------------- Amostra: 10857 x_atual: [4310.26 4003.59 4275.9 4123.59 4352.31 4633.33 4093.33 4627.69 4213.33 4229.74 4203.08 4278.46 4603.08 4375.9 ] pesos: [54512101.93790668 50153159.58304848 53409134.27008705 51599928.01330574 54356891.26966174 57822211.05151723 50998310.50512113 57801874.93772102 53138849.03874423 52998920.94282348 52645575.67708482 53601812.16621906 58020557.11573208 54673496.74077214] output: 3262621543222.3516 heaveside: 1 erro: 1 pesos atualizado: [54514257.06790669 50155161.37804848 53411272.22008705 51601989.80830574 54359067.42466174 57824527.71651723 51000357.17012113 57804188.78272102 53140955.70374423 53001035.81282347 52647677.21708482 53603951.39621906 58022858.65573208 54675684.69077215] --------------------------- Amostra: 10858 x_atual: [4299.49 4005.13 4250.77 4114.36 4330.26 4601.03 4084.1 4614.36 4199.49 4231.28 4213.33 4288.21 4618.97 4360.51] pesos: [54514257.06790669 50155161.37804848 53411272.22008705 51601989.80830574 54359067.42466174 57824527.71651723 51000357.17012113 57804188.78272102 53140955.70374423 53001035.81282347 52647677.21708482 53603951.39621906 58022858.65573208 54675684.69077215] output: 3256604704793.676 heaveside: 1 sem erros --------------------------- Amostra: 10859 x_atual: [4298.46 4031.28 4238.46 4117.44 4351.79 4619.49 </text:span><text:soft-page-break/><text:span text:style-name="T2">4086.15 4588.72 4192.31 4226.15 4198.97 4271.79 4592.31 4350.77] pesos: [54514257.06790669 50155161.37804848 53411272.22008705 51601989.80830574 54359067.42466174 57824527.71651723 51000357.17012113 57804188.78272102 53140955.70374423 53001035.81282347 52647677.21708482 53603951.39621906 58022858.65573208 54675684.69077215] output: 3253852721298.536 heaveside: 1 sem erros --------------------------- Amostra: 10860 x_atual: [4276.41 3998.97 4253.85 4129.74 4352.31 4617.44 4072.82 4612.82 4191.28 4222.05 4192.82 4258.97 4602.05 4335.38] pesos: [54514257.06790669 50155161.37804848 53411272.22008705 51601989.80830574 54359067.42466174 57824527.71651723 51000357.17012113 57804188.78272102 53140955.70374423 53001035.81282347 52647677.21708482 53603951.39621906 58022858.65573208 54675684.69077215] output: 3251550503794.925 heaveside: 1 sem erros --------------------------- Amostra: 10861 x_atual: [4284.1 4017.44 4230.26 4119.49 4342.05 4627.69 4093.85 4607.69 4211.28 4216.92 4186.15 4266.67 4576.92 4329.23] pesos: [54514257.06790669 50155161.37804848 53411272.22008705 51601989.80830574 54359067.42466174 57824527.71651723 51000357.17012113 57804188.78272102 53140955.70374423 53001035.81282347 52647677.21708482 53603951.39621906 58022858.65573208 54675684.69077215] output: 3250976315675.573 heaveside: 1 sem erros --------------------------- Amostra: 10862 x_atual: [4303.59 4010.26 4268.72 4105.13 4335.9 4618.46 4059.49 4618.97 4203.08 4241.03 4170.26 4275.9 4606.15 4364.1 ] pesos: [54514257.06790669 50155161.37804848 53411272.22008705 51601989.80830574 54359067.42466174 57824527.71651723 51000357.17012113 57804188.78272102 53140955.70374423 53001035.81282347 52647677.21708482 53603951.39621906 58022858.65573208 54675684.69077215] output: 3255126349065.447 heaveside: 1 sem erros --------------------------- Amostra: 10863 x_atual: [4248.72 4015.38 4245.13 4113.85 4346.67 4622.05 4053.33 4612.82 4177.95 4220. 4187.69 4254.36 4562.05 4312.82] pesos: [54514257.06790669 50155161.37804848 53411272.22008705 51601989.80830574 54359067.42466174 57824527.71651723 51000357.17012113 57804188.78272102 53140955.70374423 53001035.81282347 52647677.21708482 53603951.39621906 58022858.65573208 54675684.69077215] output: 3243655721618.507 heaveside: 1 sem erros --------------------------- Amostra: 10864 x_atual: [4212.31 3968.21 4213.33 4088.21 4329.74 4618.46 4078.97 4608.21 4205.13 4215.38 4169.23 4242.05 4541.54 4284.62] pesos: [54514257.06790669 50155161.37804848 53411272.22008705 51601989.80830574 54359067.42466174 57824527.71651723 51000357.17012113 57804188.78272102 53140955.70374423 53001035.81282347 52647677.21708482 53603951.39621906 58022858.65573208 54675684.69077215] output: 3233032630350.879 heaveside: 1 sem erros --------------------------- Amostra: 10865 x_atual: [4281.54 4031.79 4262.56 4118.97 4357.95 4633.33 4086.15 4637.44 4220.51 4238.97 4198.97 4284.62 4571.79 4354.87] pesos: [54514257.06790669 50155161.37804848 53411272.22008705 51601989.80830574 54359067.42466174 57824527.71651723 51000357.17012113 57804188.78272102 53140955.70374423 53001035.81282347 52647677.21708482 53603951.39621906 58022858.65573208 54675684.69077215] output: 3260172773476.583 heaveside: 1 sem erros --------------------------- Amostra: 10866 x_atual: [4293.85 4041.03 4263.59 4120. 4338.46 4627.18 4067.69 4599.49 4191.79 4209.74 4174.36 4268.72 4603.08 4338.97] pesos: [54514257.06790669 50155161.37804848 53411272.22008705 51601989.80830574 54359067.42466174 57824527.71651723 51000357.17012113 57804188.78272102 53140955.70374423 53001035.81282347 52647677.21708482 53603951.39621906 58022858.65573208 54675684.69077215] output: 3252588027877.5054 heaveside: 1 sem erros --------------------------- Amostra: 10867 x_atual: [4295.9 4047.18 4263.08 4122.56 4346.15 4625.13 4068.72 4605.64 4209.23 4221.03 4177.44 4265.13 4603.08 4336.41] pesos: [54514257.06790669 50155161.37804848 53411272.22008705 51601989.80830574 54359067.42466174 57824527.71651723 51000357.17012113 57804188.78272102 53140955.70374423 53001035.81282347 52647677.21708482 53603951.39621906 58022858.65573208 54675684.69077215] output: 3255175511636.93 heaveside: 1 sem erros --------------------------- Amostra: 10868 x_atual: [4278.46 3996.41 4252.31 4111.28 4343.59 4605.64 4073.85 4612.82 4203.59 4230.77 4200.51 4280. 4615.9 4355.38] pesos: [54514257.06790669 50155161.37804848 53411272.22008705 51601989.80830574 </text:span><text:soft-page-break/><text:span text:style-name="T2">54359067.42466174 57824527.71651723 51000357.17012113 57804188.78272102 53140955.70374423 53001035.81282347 52647677.21708482 53603951.39621906 58022858.65573208 54675684.69077215] output: 3253940840809.453 heaveside: 1 erro: 1 pesos atualizado: [54516396.29790668 50157159.58304848 53413398.37508705 51604045.44830574 54361239.21966174 57826830.53651723 51002394.09512112 57806495.19272102 53143057.49874423 53003151.19782347 52649777.47208482 53606091.39621906 58025166.60573208 54677862.38077214] --------------------------- Amostra: 10869 x_atual: [4300.51 4005.64 4263.59 4128.21 4356.92 4634.36 4087.18 4645.64 4228.21 4256.92 4227.18 4284.1 4626.15 4355.38] pesos: [54516396.29790668 50157159.58304848 53413398.37508705 51604045.44830574 54361239.21966174 57826830.53651723 51002394.09512112 57806495.19272102 53143057.49874423 53003151.19782347 52649777.47208482 53606091.39621906 58025166.60573208 54677862.38077214] output: 3267087168742.3613 heaveside: 1 sem erros --------------------------- Amostra: 10870 x_atual: [4288.72 3963.59 4280. 4126.15 4338.46 4637.95 4082.56 4622.56 4203.08 4231.79 4212.31 4300. 4617.95 4343.59] pesos: [54516396.29790668 50157159.58304848 53413398.37508705 51604045.44830574 54361239.21966174 57826830.53651723 51002394.09512112 57806495.19272102 53143057.49874423 53003151.19782347 52649777.47208482 53606091.39621906 58025166.60573208 54677862.38077214] output: 3259021328353.126 heaveside: 1 sem erros --------------------------- Amostra: 10871 x_atual: [4384.1 3989.23 4299.49 4130.77 4343.59 4622.56 4086.15 4613.85 4206.67 4278.46 4245.13 4319.49 4673.33 4442.05] pesos: [54516396.29790668 50157159.58304848 53413398.37508705 51604045.44830574 54361239.21966174 57826830.53651723 51002394.09512112 57806495.19272102 53143057.49874423 53003151.19782347 52649777.47208482 53606091.39621906 58025166.60573208 54677862.38077214] output: 3279889297002.349 heaveside: 1 erro: 1 pesos atualizado: [54518588.34790668 50159154.19804848 53415548.12008705 51606110.83330574 54363411.01466174 57829141.81651723 51004437.17012113 57808802.11772101 53145160.83374423 53005290.42782347 52651900.03708482 53608251.14121906 58027503.27073208 54680083.40577214] --------------------------- Amostra: 10872 x_atual: [4290.26 4016.92 4260. 4106.67 4328.21 4618.46 4085.13 4606.67 4193.85 4213.33 4182.56 4269.23 4580.51 4352.31] pesos: [54518588.34790668 50159154.19804848 53415548.12008705 51606110.83330574 54363411.01466174 57829141.81651723 51004437.17012113 57808802.11772101 53145160.83374423 53005290.42782347 52651900.03708482 53608251.14121906 58027503.27073208 54680083.40577214] output: 3250984929998.1904 heaveside: 1 sem erros --------------------------- Amostra: 10873 x_atual: [4301.03 3997.95 4263.59 4104.62 4335.9 4630.26 4089.74 4620. 4206.67 4243.08 4210.26 4291.28 4610.26 4372.31] pesos: [54518588.34790668 50159154.19804848 53415548.12008705 51606110.83330574 54363411.01466174 57829141.81651723 51004437.17012113 57808802.11772101 53145160.83374423 53005290.42782347 52651900.03708482 53608251.14121906 58027503.27073208 54680083.40577214] output: 3260531373433.052 heaveside: 1 sem erros --------------------------- Amostra: 10874 x_atual: [4313.85 3987.69 4265.13 4090.26 4330.77 4621.54 4102.56 4643.59 4226.67 4241.54 4185.64 4305.13 4626.67 4386.15] pesos: [54518588.34790668 50159154.19804848 53415548.12008705 51606110.83330574 54363411.01466174 57829141.81651723 51004437.17012113 57808802.11772101 53145160.83374423 53005290.42782347 52651900.03708482 53608251.14121906 58027503.27073208 54680083.40577214] output: 3263427760369.289 heaveside: 1 erro: 1 pesos atualizado: [54520745.27290668 50161148.04304848 53417680.68508705 51608155.96330574 54365576.39966174 57831452.58651724 51006488.45012113 57811123.91272102 53147274.16874423 53007411.19782347 52653992.85708482 53610403.70621905 58029816.60573208 54682276.48077215] --------------------------- Amostra: 10875 x_atual: [4260.51 3997.95 4238.46 4115.38 4327.18 4620.51 4065.13 4598.46 4191.79 4220. 4173.85 4254.36 4576.92 4316.92] pesos: [54520745.27290668 50161148.04304848 53417680.68508705 51608155.96330574 54365576.39966174 57831452.58651724 51006488.45012113 57811123.91272102 53147274.16874423 53007411.19782347 52653992.85708482 53610403.70621905 58029816.60573208 54682276.48077215] </text:span><text:soft-page-break/><text:span text:style-name="T2">output: 3243252559207.9414 heaveside: 1 sem erros --------------------------- Amostra: 10876 x_atual: [4288.21 3988.21 4263.59 4105.64 4330.77 4610.77 4055.38 4624.1 4195.38 4232.31 4198.97 4280. 4596.41 4355.9 ] pesos: [54520745.27290668 50161148.04304848 53417680.68508705 51608155.96330574 54365576.39966174 57831452.58651724 51006488.45012113 57811123.91272102 53147274.16874423 53007411.19782347 52653992.85708482 53610403.70621905 58029816.60573208 54682276.48077215] output: 3252533870432.9854 heaveside: 1 erro: 1 pesos atualizado: [54522889.37790667 50163142.14804848 53419812.48008705 51610208.78330574 54367741.78466174 57833757.97151724 51008516.14012112 57813435.96272101 53149371.85874423 53009527.35282347 52656092.34208482 53612543.70621905 58032114.81073208 54684454.43077215] --------------------------- Amostra: 10877 x_atual: [4326.15 3953.33 4248.72 4106.15 4337.44 4601.54 4072.31 4592.82 4180.51 4216.92 4192.82 4277.44 4597.95 4385.64] pesos: [54522889.37790667 50163142.14804848 53419812.48008705 51610208.78330574 54367741.78466174 57833757.97151724 51008516.14012112 57813435.96272101 53149371.85874423 53009527.35282347 52656092.34208482 53612543.70621905 58032114.81073208 54684454.43077215] output: 3250746566712.055 heaveside: 1 erro: 1 pesos atualizado: [54525052.45290668 50165118.81304847 53421936.84008705 51612261.85830574 54369910.50466174 57836058.74151724 51010552.29512113 57815732.37272101 53151462.11374423 53011635.81282347 52658188.75208481 53614682.42621905 58034413.78573208 54686647.25077215] --------------------------- Amostra: 10878 x_atual: [4302.05 4009.74 4274.36 4135.9 4348.72 4620.51 4072.31 4612.31 4202.56 4232.31 4210.26 4282.56 4612.82 4346.67] pesos: [54525052.45290668 50165118.81304847 53421936.84008705 51612261.85830574 54369910.50466174 57836058.74151724 51010552.29512113 57815732.37272101 53151462.11374423 53011635.81282347 52658188.75208481 53614682.42621905 58034413.78573208 54686647.25077215] output: 3260046555707.495 heaveside: 1 sem erros --------------------------- Amostra: 10879 x_atual: [4266.67 3969.74 4246.15 4096.41 4325.64 4603.59 4055.9 4627.18 4209.23 4224.1 4205.13 4267.69 4586.67 4335.9 ] pesos: [54525052.45290668 50165118.81304847 53421936.84008705 51612261.85830574 54369910.50466174 57836058.74151724 51010552.29512113 57815732.37272101 53151462.11374423 53011635.81282347 52658188.75208481 53614682.42621905 58034413.78573208 54686647.25077215] output: 3247100179443.9224 heaveside: 1 erro: 1 pesos atualizado: [54527185.78790668 50167103.68304847 53424059.91508705 51614310.06330574 54372073.32466174 57838360.53651724 51012580.24512113 57818045.96272101 53153566.72874423 53013747.86282347 52660291.31708481 53616816.27121905 58036707.12073208 54688815.20077215] --------------------------- Amostra: 10880 x_atual: [4295.38 3998.97 4262.56 4124.1 4346.67 4627.69 4057.95 4628.72 4211.79 4241.54 4213.33 4274.87 4606.67 4362.05] pesos: [54527185.78790668 50167103.68304847 53424059.91508705 51614310.06330574 54372073.32466174 57838360.53651724 51012580.24512113 57818045.96272101 53153566.72874423 53013747.86282347 52660291.31708481 53616816.27121905 58036707.12073208 54688815.20077215] output: 3259766072661.6777 heaveside: 1 sem erros --------------------------- Amostra: 10881 x_atual: [4312.82 4015.9 4263.08 4110.26 4344.1 4608.21 4066.15 4621.54 4200.51 4238.46 4203.08 4282.05 4611.28 4365.64] pesos: [54527185.78790668 50167103.68304847 53424059.91508705 51614310.06330574 54372073.32466174 57838360.53651724 51012580.24512113 57818045.96272101 53153566.72874423 53013747.86282347 52660291.31708481 53616816.27121905 58036707.12073208 54688815.20077215] output: 3259162764648.462 heaveside: 1 erro: 1 pesos atualizado: [54529342.19790667 50169111.63304847 53426191.45508705 51616365.19330575 54374245.37466174 57840664.64151724 51014613.32012113 57820356.73272102 53155666.98374423 53015867.09282347 52662392.85708481 53618957.29621905 58039012.76073208 54690998.02077215] --------------------------- Amostra: 10882 x_atual: [4307.69 4049.23 4262.56 4121.54 4346.15 4627.69 4075.38 4617.95 4209.74 4235.9 4201.03 4277.95 4606.15 4352.82] pesos: [54529342.19790667 50169111.63304847 53426191.45508705 51616365.19330575 54374245.37466174 57840664.64151724 51014613.32012113 57820356.73272102 </text:span><text:soft-page-break/><text:span text:style-name="T2">53155666.98374423 53015867.09282347 52662392.85708481 53618957.29621905 58039012.76073208 54690998.02077215] output: 3261769205743.4365 heaveside: 1 sem erros --------------------------- Amostra: 10883 x_atual: [4366.67 4063.59 4329.23 4186.15 4379.49 4682.05 4115.9 4678.97 4261.03 4293.85 4262.05 4334.87 4667.69 4415.9 ] pesos: [54529342.19790667 50169111.63304847 53426191.45508705 51616365.19330575 54374245.37466174 57840664.64151724 51014613.32012113 57820356.73272102 53155666.98374423 53015867.09282347 52662392.85708481 53618957.29621905 58039012.76073208 54690998.02077215] output: 3302240701418.548 heaveside: 1 sem erros --------------------------- Amostra: 10884 x_atual: [4369.74 3985.13 4263.59 4117.95 4349.74 4600.51 4074.87 4603.59 4206.15 4242.56 4222.05 4294.87 4635.9 4429.23] pesos: [54529342.19790667 50169111.63304847 53426191.45508705 51616365.19330575 54374245.37466174 57840664.64151724 51014613.32012113 57820356.73272102 53155666.98374423 53015867.09282347 52662392.85708481 53618957.29621905 58039012.76073208 54690998.02077215] output: 3267655466971.8306 heaveside: 1 erro: 1 pesos atualizado: [54531527.06790667 50171104.19804847 53428323.25008705 51618424.16830575 54376420.24466173 57842964.89651724 51016650.75512113 57822658.52772102 53157770.05874424 53017988.37282347 52664503.88208481 53621104.73121905 58041330.71073209 54693212.63577215] --------------------------- Amostra: 10885 x_atual: [4273.85 4005.64 4257.44 4120.51 4351.28 4624.1 4080. 4613.85 4196.92 4228.72 4194.87 4262.56 4590.77 4332.31] pesos: [54531527.06790667 50171104.19804847 53428323.25008705 51618424.16830575 54376420.24466173 57842964.89651724 51016650.75512113 57822658.52772102 53157770.05874424 53017988.37282347 52664503.88208481 53621104.73121905 58041330.71073209 54693212.63577215] output: 3253384165786.6436 heaveside: 1 sem erros --------------------------- Amostra: 10886 x_atual: [4295.38 4005.13 4265.13 4116.41 4334.36 4605.13 4044.62 4618.97 4189.74 4222.05 4201.54 4286.15 4578.97 4363.59] pesos: [54531527.06790667 50171104.19804847 53428323.25008705 51618424.16830575 54376420.24466173 57842964.89651724 51016650.75512113 57822658.52772102 53157770.05874424 53017988.37282347 52664503.88208481 53621104.73121905 58041330.71073209 54693212.63577215] output: 3253112430720.192 heaveside: 1 erro: 1 pesos atualizado: [54533674.75790667 50173106.76304847 53430455.81508705 51620482.37330575 54378587.42466173 57845267.46151724 51018673.06512114 57824968.01272102 53159864.92874423 53020099.39782347 52666604.65208481 53623247.80621906 58043620.19573209 54695394.43077216] --------------------------- Amostra: 10887 x_atual: [4295.9 3997.44 4269.74 4115.9 4329.74 4628.21 4089.23 4624.62 4211.79 4247.18 4205.13 4289.23 4593.33 4380. ] pesos: [54533674.75790667 50173106.76304847 53430455.81508705 51620482.37330575 54378587.42466173 57845267.46151724 51018673.06512114 57824968.01272102 53159864.92874423 53020099.39782347 52666604.65208481 53623247.80621906 58043620.19573209 54695394.43077216] output: 3261380662804.387 heaveside: 1 sem erros --------------------------- Amostra: 10888 x_atual: [4283.59 3995.9 4266.67 4122.56 4330.26 4614.36 4065.13 4604.1 4186.67 4221.03 4201.03 4278.97 4602.05 4352.82] pesos: [54533674.75790667 50173106.76304847 53430455.81508705 51620482.37330575 54378587.42466173 57845267.46151724 51018673.06512114 57824968.01272102 53159864.92874423 53020099.39782347 52666604.65208481 53623247.80621906 58043620.19573209 54695394.43077216] output: 3253154409683.2344 heaveside: 1 sem erros --------------------------- Amostra: 10889 x_atual: [4279.49 3996.41 4262.56 4120. 4334.36 4624.1 4086.15 4618.97 4200.51 4232.31 4190.77 4266.67 4592.31 4342.05] pesos: [54533674.75790667 50173106.76304847 53430455.81508705 51620482.37330575 54378587.42466173 57845267.46151724 51018673.06512114 57824968.01272102 53159864.92874423 53020099.39782347 52666604.65208481 53623247.80621906 58043620.19573209 54695394.43077216] output: 3254302756869.944 heaveside: 1 erro: 1 pesos atualizado: [54535814.50290667 50175104.96804847 53432587.09508705 51622542.37330575 54380754.60466173 57847579.51151723 51020716.14012114 57827277.49772102 53161965.18374424 53022215.55282347 52668700.03708481 53625381.14121906 58045916.35073209 54697565.45577215] --------------------------- Amostra: 10890 x_atual: [4289.23 3989.74 4263.59 4113.33 4353.85 4625.13 4071.79 </text:span><text:soft-page-break/><text:span text:style-name="T2">4614.87 4197.44 4229.74 4207.69 4262.05 4611.28 4339.49] pesos: [54535814.50290667 50175104.96804847 53432587.09508705 51622542.37330575 54380754.60466173 57847579.51151723 51020716.14012114 57827277.49772102 53161965.18374424 53022215.55282347 52668700.03708481 53625381.14121906 58045916.35073209 54697565.45577215] output: 3255794179683.0596 heaveside: 1 sem erros --------------------------- Amostra: 10891 x_atual: [4347.18 4045.13 4321.54 4140.51 4363.08 4645.64 4100.51 4637.44 4208.21 4256.92 4230.26 4303.59 4626.67 4392.82] pesos: [54535814.50290667 50175104.96804847 53432587.09508705 51622542.37330575 54380754.60466173 57847579.51151723 51020716.14012114 57827277.49772102 53161965.18374424 53022215.55282347 52668700.03708481 53625381.14121906 58045916.35073209 54697565.45577215] output: 3279932490057.592 heaveside: 1 sem erros --------------------------- Amostra: 10892 x_atual: [4334.36 3993.33 4284.1 4121.54 4360. 4633.85 4094.87 4638.97 4226.15 4271.79 4250.26 4306.67 4686.15 4434.87] pesos: [54535814.50290667 50175104.96804847 53432587.09508705 51622542.37330575 54380754.60466173 57847579.51151723 51020716.14012114 57827277.49772102 53161965.18374424 53022215.55282347 52668700.03708481 53625381.14121906 58045916.35073209 54697565.45577215] output: 3281318987904.8564 heaveside: 1 erro: 1 pesos atualizado: [54537981.68290666 50177101.63304847 53434729.14508705 51624603.14330575 54382934.60466173 57849896.43651723 51022763.57512114 57829596.98272102 53164078.25874424 53024351.44782347 52670825.16708481 53627534.47621906 58048259.42573209 54699782.89077216] --------------------------- Amostra: 10893 x_atual: [4374.87 4048.21 4329.74 4182.05 4409.23 4689.23 4150.77 4677.95 4266.67 4292.82 4258.97 4336.92 4681.03 4430.26] pesos: [54537981.68290666 50177101.63304847 53434729.14508705 51624603.14330575 54382934.60466173 57849896.43651723 51022763.57512114 57829596.98272102 53164078.25874424 53024351.44782347 52670825.16708481 53627534.47621906 58048259.42573209 54699782.89077216] output: 3307764505673.332 heaveside: 1 erro: 1 pesos atualizado: [54540169.11790667 50179125.73804846 53436894.01508705 51626694.16830575 54385139.21966173 57852241.05151723 51024838.96012114 57831935.95772102 53166211.59374424 53026497.85782347 52672954.65208481 53629702.93621906 58050599.94073209 54701998.02077216] --------------------------- Amostra: 10894 x_atual: [4315.38 4012.31 4272.31 4134.36 4363.08 4639.49 4069.74 4632.31 4216.41 4245.64 4227.18 4287.69 4625.64 4364.62] pesos: [54540169.11790667 50179125.73804846 53436894.01508705 51626694.16830575 54385139.21966173 57852241.05151723 51024838.96012114 57831935.95772102 53166211.59374424 53026497.85782347 52672954.65208481 53629702.93621906 58050599.94073209 54701998.02077216] output: 3268865149128.97 heaveside: 1 sem erros --------------------------- Amostra: 10895 x_atual: [4323.59 4054.36 4265.64 4138.97 4356.92 4626.67 4104.1 4629.23 4233.33 4249.23 4223.08 4287.69 4626.67 4373.85] pesos: [54540169.11790667 50179125.73804846 53436894.01508705 51626694.16830575 54385139.21966173 57852241.05151723 51024838.96012114 57831935.95772102 53166211.59374424 53026497.85782347 52672954.65208481 53629702.93621906 58050599.94073209 54701998.02077216] output: 3273241613920.8677 heaveside: 1 erro: 1 pesos atualizado: [54542330.91290667 50181152.91804846 53439026.83508705 51628763.65330575 54387317.67966174 57854554.38651723 51026891.01012114 57834250.57272102 53168328.25874424 53028622.47282347 52675066.19208481 53631846.78121906 58052913.27573209 54704184.94577216] --------------------------- Amostra: 10896 x_atual: [4310.77 4040. 4262.56 4110.77 4344.62 4628.72 4077.44 4604.62 4196.41 4221.54 4211.79 4278.46 4620.51 4369.23] pesos: [54542330.91290667 50181152.91804846 53439026.83508705 51628763.65330575 54387317.67966174 57854554.38651723 51026891.01012114 57834250.57272102 53168328.25874424 53028622.47282347 52675066.19208481 53631846.78121906 58052913.27573209 54704184.94577216] output: 3261866742906.662 heaveside: 1 sem erros --------------------------- Amostra: 10897 x_atual: [4273.85 3988.72 4246.67 4107.18 4331.79 4614.36 4058.46 4598.46 4176.92 4194.36 4184.1 4254.36 4579.49 4321.03] pesos: [54542330.91290667 50181152.91804846 53439026.83508705 51628763.65330575 54387317.67966174 57854554.38651723 51026891.01012114 57834250.57272102 53168328.25874424 53028622.47282347 </text:span><text:soft-page-break/><text:span text:style-name="T2">52675066.19208481 53631846.78121906 58052913.27573209 54704184.94577216] output: 3243145186084.258 heaveside: 1 sem erros --------------------------- Amostra: 10898 x_atual: [4216.92 4045.13 4221.54 4134.36 4334.87 4620.51 4056.41 4591.28 4169.23 4182.56 4115.9 4213.33 4480. 4235.38] pesos: [54542330.91290667 50181152.91804846 53439026.83508705 51628763.65330575 54387317.67966174 57854554.38651723 51026891.01012114 57834250.57272102 53168328.25874424 53028622.47282347 52675066.19208481 53631846.78121906 58052913.27573209 54704184.94577216] output: 3225645966315.841 heaveside: 1 sem erros --------------------------- Amostra: 10899 x_atual: [4299.49 4007.69 4265.64 4110.26 4341.03 4617.44 4048.72 4610.26 4196.41 4241.03 4182.05 4268.72 4608.72 4370.26] pesos: [54542330.91290667 50181152.91804846 53439026.83508705 51628763.65330575 54387317.67966174 57854554.38651723 51026891.01012114 57834250.57272102 53168328.25874424 53028622.47282347 52675066.19208481 53631846.78121906 58052913.27573209 54704184.94577216] output: 3256097755574.6084 heaveside: 1 sem erros --------------------------- Amostra: 10900 x_atual: [4268.21 3978.97 4252.31 4107.18 4325.64 4621.54 4051.79 4620. 4203.08 4208.21 4187.18 4275.38 4600. 4348.72] pesos: [54542330.91290667 50181152.91804846 53439026.83508705 51628763.65330575 54387317.67966174 57854554.38651723 51026891.01012114 57834250.57272102 53168328.25874424 53028622.47282347 52675066.19208481 53631846.78121906 58052913.27573209 54704184.94577216] output: 3249756345943.5156 heaveside: 1 sem erros --------------------------- Amostra: 10901 x_atual: [4435.9 4060. 4315.38 4143.08 4358.46 4625.64 4086.67 4636.92 4224.62 4277.95 4274.87 4343.08 4755.38 4525.64] pesos: [54542330.91290667 50181152.91804846 53439026.83508705 51628763.65330575 54387317.67966174 57854554.38651723 51026891.01012114 57834250.57272102 53168328.25874424 53028622.47282347 52675066.19208481 53631846.78121906 58052913.27573209 54704184.94577216] output: 3304765109759.0576 heaveside: 1 sem erros --------------------------- Amostra: 10902 x_atual: [4304.1 4009.23 4271.28 4116.92 4354.36 4629.74 4110.26 4627.18 4203.59 4242.56 4219.49 4279.49 4617.44 4375.9 ] pesos: [54542330.91290667 50181152.91804846 53439026.83508705 51628763.65330575 54387317.67966174 57854554.38651723 51026891.01012114 57834250.57272102 53168328.25874424 53028622.47282347 52675066.19208481 53631846.78121906 58052913.27573209 54704184.94577216] output: 3266454467593.174 heaveside: 1 erro: 1 pesos atualizado: [54544482.96290667 50183157.53304847 53441162.47508705 51630822.11330575 54389494.85966174 57856869.25651723 51028946.14012114 57836564.16272102 53170430.05374424 53030743.75282347 52677175.93708481 53633986.52621906 58055221.99573209 54706372.89577216] --------------------------- Amostra: 10903 x_atual: [4267.69 4011.79 4248.21 4093.85 4344.1 4620. 4103.59 4629.74 4211.79 4233.33 4204.1 4280.51 4610.77 4339.49] pesos: [54544482.96290667 50183157.53304847 53441162.47508705 51630822.11330575 54389494.85966174 57856869.25651723 51028946.14012114 57836564.16272102 53170430.05374424 53030743.75282347 52677175.93708481 53633986.52621906 58055221.99573209 54706372.89577216] output: 3257800913353.5234 heaveside: 1 erro: 1 pesos atualizado: [54546616.80790666 50185163.42804847 53443286.58008704 51632869.03830574 54391666.90966173 57859179.25651723 51030997.93512114 57838879.03272102 53172535.94874424 53032860.41782347 52679277.98708481 53636126.78121906 58057527.38073209 54708542.64077216] --------------------------- Amostra: 10904 x_atual: [4320.51 4041.54 4250.26 4137.95 4331.79 4593.33 4049.74 4593.33 4186.15 4213.85 4175.38 4254.36 4587.18 4366.67] pesos: [54546616.80790666 50185163.42804847 53443286.58008704 51632869.03830574 54391666.90966173 57859179.25651723 51030997.93512114 57838879.03272102 53172535.94874424 53032860.41782347 52679277.98708481 53636126.78121906 58057527.38073209 54708542.64077216] output: 3252430163536.4194 heaveside: 1 erro: 1 pesos atualizado: [54548777.06290667 50187184.19804847 53445411.71008705 51634938.01330575 54393832.80466174 57861475.92151723 51033022.80512114 57841175.69772102 53174629.02374425 53034967.34282347 52681365.6770848 53638253.96121906 58059820.97073209 54710725.97577216] --------------------------- Amostra: 10905 x_atual: [4282.56 3988.72 4257.44 4104.62 4339.49 4618.46 4069.23 </text:span><text:soft-page-break/><text:span text:style-name="T2">4629.74 4209.23 4232.31 4200. 4274.87 4578.97 4346.67] pesos: [54548777.06290667 50187184.19804847 53445411.71008705 51634938.01330575 54393832.80466174 57861475.92151723 51033022.80512114 57841175.69772102 53174629.02374425 53034967.34282347 52681365.6770848 53638253.96121906 58059820.97073209 54710725.97577216] output: 3254507201340.907 heaveside: 1 sem erros --------------------------- Amostra: 10906 x_atual: [4398.46 4075.38 4334.87 4189.74 4402.56 4662.56 4126.15 4661.03 4247.69 4266.15 4228.72 4328.21 4637.95 4424.62] pesos: [54548777.06290667 50187184.19804847 53445411.71008705 51634938.01330575 54393832.80466174 57861475.92151723 51033022.80512114 57841175.69772102 53174629.02374425 53034967.34282347 52681365.6770848 53638253.96121906 58059820.97073209 54710725.97577216] output: 3300311972452.62 heaveside: 1 erro: 1 pesos atualizado: [54550976.29290666 50189221.88804847 53447579.14508705 51637032.88330574 54396034.08466174 57863807.20151723 51035085.88012114 57843506.21272102 53176752.86874425 53037100.41782347 52683480.0370848 53640418.06621905 58062139.94573209 54712938.28577216] --------------------------- Amostra: 10907 x_atual: [4427.69 4140. 4317.95 4187.18 4351.28 4626.67 4076.92 4615.9 4197.95 4225.13 4197.44 4304.1 4634.87 4457.95] pesos: [54550976.29290666 50189221.88804847 53447579.14508705 51637032.88330574 54396034.08466174 57863807.20151723 51035085.88012114 57843506.21272102 53176752.86874425 53037100.41782347 52683480.0370848 53640418.06621905 58062139.94573209 54712938.28577216] output: 3288140112708.0537 heaveside: 1 sem erros --------------------------- Amostra: 10908 x_atual: [4247.18 3958.46 4231.28 4095.9 4328.21 4611.28 4050.26 4626.15 4216.92 4235.38 4186.67 4260. 4561.54 4317.95] pesos: [54550976.29290666 50189221.88804847 53447579.14508705 51637032.88330574 54396034.08466174 57863807.20151723 51035085.88012114 57843506.21272102 53176752.86874425 53037100.41782347 52683480.0370848 53640418.06621905 58062139.94573209 54712938.28577216] output: 3243624836321.9785 heaveside: 1 erro: 1 pesos atualizado: [54553099.88290667 50191201.11804847 53449694.78508705 51639080.83330575 54398198.18966173 57866112.84151723 51037111.01012114 57845819.28772102 53178861.32874425 53039218.10782347 52685573.3720848 53642548.06621905 58064420.7157321 54715097.26077216] --------------------------- Amostra: 10909 x_atual: [4292.31 4010.26 4257.95 4105.64 4336.92 4626.15 4067.18 4624.1 4197.95 4225.13 4194.36 4265.13 4597.95 4341.54] pesos: [54553099.88290667 50191201.11804847 53449694.78508705 51639080.83330575 54398198.18966173 57866112.84151723 51037111.01012114 57845819.28772102 53178861.32874425 53039218.10782347 52685573.3720848 53642548.06621905 58064420.7157321 54715097.26077216] output: 3255355689510.621 heaveside: 1 sem erros --------------------------- Amostra: 10910 x_atual: [4260.51 3990.26 4243.59 4107.18 4334.36 4604.1 4048.72 4599.49 4184.62 4207.69 4168.21 4253.33 4570.26 4324.1 ] pesos: [54553099.88290667 50191201.11804847 53449694.78508705 51639080.83330575 54398198.18966173 57866112.84151723 51037111.01012114 57845819.28772102 53178861.32874425 53039218.10782347 52685573.3720848 53642548.06621905 58064420.7157321 54715097.26077216] output: 3241941502519.8936 heaveside: 1 sem erros --------------------------- Amostra: 10911 x_atual: [4290.26 4003.59 4258.46 4117.44 4330.26 4601.03 4038.97 4616.92 4207.69 4237.44 4207.69 4273.33 4598.97 4352.82] pesos: [54553099.88290667 50191201.11804847 53449694.78508705 51639080.83330575 54398198.18966173 57866112.84151723 51037111.01012114 57845819.28772102 53178861.32874425 53039218.10782347 52685573.3720848 53642548.06621905 58064420.7157321 54715097.26077216] output: 3254864156681.647 heaveside: 1 erro: 1 pesos atualizado: [54555245.01290667 50193202.91304847 53451824.01508705 51641139.55330575 54400363.31966174 57868413.35651723 51039130.49512114 57848127.74772102 53180965.17374425 53041336.82782347 52687677.2170848 53644684.73121905 58066720.2007321 54717273.67077216] --------------------------- Amostra: 10912 x_atual: [309231. 5500.51 6880.51 5416.41 5454.87 4002.05 2086.15 4770.26 265641. 3914.87 6823.08 2257.95 152308. 5022.56] pesos: [54555245.01290667 50193202.91304847 53451824.01508705 51641139.55330575 54400363.31966174 57868413.35651723 51039130.49512114 57848127.74772102 </text:span><text:soft-page-break/><text:span text:style-name="T2">53180965.17374425 53041336.82782347 52687677.2170848 53644684.73121905 58066720.2007321 54717273.67077216] output: 42638672435932.49 heaveside: 1 erro: 1 pesos atualizado: [54709860.51290667 50195953.16804847 53455264.27008705 51643847.75830574 54403090.75466174 57870414.38151723 51040173.57012115 57850512.87772103 53313785.67374425 53043294.26282347 52691088.7570848 53645813.70621905 58142874.2007321 54719784.95077216] --------------------------- Amostra: 10913 x_atual: [4270.26 3980. 4248.72 4105.13 4340. 4615.9 4058.97 4616.41 4193.33 4214.87 4186.67 4268.72 4585.64 4332.31] pesos: [54709860.51290667 50195953.16804847 53455264.27008705 51643847.75830574 54403090.75466174 57870414.38151723 51040173.57012115 57850512.87772103 53313785.67374425 53043294.26282347 52691088.7570848 53645813.70621905 58142874.2007321 54719784.95077216] output: 3250409467018.3574 heaveside: 1 sem erros --------------------------- Amostra: 10914 x_atual: [4288.72 4015.38 4250.26 4108.21 4354.87 4634.36 4070.77 4610.26 4207.69 4246.15 4206.67 4269.74 4608.21 4350.77] pesos: [54709860.51290667 50195953.16804847 53455264.27008705 51643847.75830574 54403090.75466174 57870414.38151723 51040173.57012115 57850512.87772103 53313785.67374425 53043294.26282347 52691088.7570848 53645813.70621905 58142874.2007321 54719784.95077216] output: 3261416215840.3564 heaveside: 1 sem erros --------------------------- Amostra: 10915 x_atual: [4333.33 3980. 4280. 4110.26 4331.79 4619.49 4080.51 4633.85 4218.97 4249.74 4228.21 4305.64 4628.72 4404.1 ] pesos: [54709860.51290667 50195953.16804847 53455264.27008705 51643847.75830574 54403090.75466174 57870414.38151723 51040173.57012115 57850512.87772103 53313785.67374425 53043294.26282347 52691088.7570848 53645813.70621905 58142874.2007321 54719784.95077216] output: 3271485560008.9023 heaveside: 1 erro: 1 pesos atualizado: [54712027.17790667 50197943.16804847 53457404.27008705 51645902.88830575 54405256.64966174 57872724.12651723 51042213.82512115 57852829.80272102 53315895.15874425 53045419.13282347 52693202.8620848 53647966.52621906 58145188.5607321 54721987.00077216] --------------------------- Amostra: 10916 x_atual: [4315.9 4016.92 4280. 4128.72 4333.33 4618.97 4056.41 4623.59 4212.82 4242.05 4210.26 4291.79 4624.1 4382.56] pesos: [54712027.17790667 50197943.16804847 53457404.27008705 51645902.88830575 54405256.64966174 57872724.12651723 51042213.82512115 57852829.80272102 53315895.15874425 53045419.13282347 52693202.8620848 53647966.52621906 58145188.5607321 54721987.00077216] output: 3267827179691.4863 heaveside: 1 erro: 1 pesos atualizado: [54714185.12790667 50199951.62804847 53459544.27008705 51647967.24830575 54407423.31466174 57875033.61151723 51044242.03012115 57855141.59772103 53318001.56874424 53047540.15782347 52695307.9920848 53650112.42121906 58147500.61073209 54724178.28077216] --------------------------- Amostra: 10917 x_atual: [4329.74 3974.87 4268.21 4098.46 4335.38 4621.03 4109.23 4644.62 4232.31 4242.05 4237.44 4308.21 4649.74 4395.38] pesos: [54714185.12790667 50199951.62804847 53459544.27008705 51647967.24830575 54407423.31466174 57875033.61151723 51044242.03012115 57855141.59772103 53318001.56874424 53047540.15782347 52695307.9920848 53650112.42121906 58147500.61073209 54724178.28077216] output: 3274099070745.385 heaveside: 1 erro: 1 pesos atualizado: [54716349.99790667 50201939.06304847 53461678.37508705 51650016.47830574 54409591.00466174 57877344.12651723 51046296.64512115 57857463.90772103 53320117.72374424 53049661.18282346 52697426.7120848 53652266.52621906 58149825.48073209 54726375.97077215] --------------------------- Amostra: 10918 x_atual: [4288.21 3990.26 4258.97 4109.74 4330.77 4616.41 4051.79 4621.54 4204.1 4222.56 4194.36 4278.97 4605.64 4355.38] pesos: [54716349.99790667 50201939.06304847 53461678.37508705 51650016.47830574 54409591.00466174 57877344.12651723 51046296.64512115 57857463.90772103 53320117.72374424 53049661.18282346 52697426.7120848 53652266.52621906 58149825.48073209 54726375.97077215] output: 3256902471778.1113 heaveside: 1 sem erros --------------------------- Amostra: 10919 x_atual: [4289.74 4026.67 4248.72 4108.21 4345.64 4617.95 4105.13 4612.82 4216.92 4230.77 4217.95 4278.46 4615.9 4345.64] pesos: [54716349.99790667 50201939.06304847 53461678.37508705 51650016.47830574 54409591.00466174 57877344.12651723 </text:span><text:soft-page-break/><text:span text:style-name="T2">51046296.64512115 57857463.90772103 53320117.72374424 53049661.18282346 52697426.7120848 53652266.52621906 58149825.48073209 54726375.97077215] output: 3263701981347.5225 heaveside: 1 erro: 1 pesos atualizado: [54718494.86790667 50203952.39804848 53463802.73508704 51652070.58330574 54411763.82466174 57879653.10151723 51048349.21012115 57859770.31772102 53322226.18374424 53051776.56782346 52699535.6870848 53654405.75621905 58152133.43073209 54728548.79077215] --------------------------- Amostra: 10920 x_atual: [4316.41 4013.85 4286.67 4134.36 4346.15 4636.41 4088.72 4631.28 4197.44 4241.54 4222.05 4293.33 4617.95 4386.15] pesos: [54718494.86790667 50203952.39804848 53463802.73508704 51652070.58330574 54411763.82466174 57879653.10151723 51048349.21012115 57859770.31772102 53322226.18374424 53051776.56782346 52699535.6870848 53654405.75621905 58152133.43073209 54728548.79077215] output: 3272236710639.6 heaveside: 1 sem erros --------------------------- Amostra: 10921 x_atual: [4367.69 3987.18 4290.26 4125.13 4330.77 4607.69 4106.15 4621.54 4191.79 4223.59 4244.1 4330.26 4667.18 4432.82] pesos: [54718494.86790667 50203952.39804848 53463802.73508704 51652070.58330574 54411763.82466174 57879653.10151723 51048349.21012115 57859770.31772102 53322226.18374424 53051776.56782346 52699535.6870848 53654405.75621905 58152133.43073209 54728548.79077215] output: 3278552926985.452 heaveside: 1 erro: 1 pesos atualizado: [54720678.71290667 50205945.98804848 53465947.86508705 51654133.14830574 54413929.20966174 57881956.94651723 51050402.28512115 57862081.08772103 53324322.07874425 53053888.36282346 52701657.7370848 53656570.88621905 58154467.0207321 54730765.20077215] --------------------------- Amostra: 10922 x_atual: [4272.31 4016.41 4264.62 4125.64 4369.74 4643.59 4087.69 4646.15 4216.92 4244.62 4214.87 4276.92 4618.97 4336.41] pesos: [54720678.71290667 50205945.98804848 53465947.86508705 51654133.14830574 54413929.20966174 57881956.94651723 51050402.28512115 57862081.08772103 53324322.07874425 53053888.36282346 52701657.7370848 53656570.88621905 58154467.0207321 54730765.20077215] output: 3268240870551.5986 heaveside: 1 sem erros --------------------------- Amostra: 10923 x_atual: [4296.92 3990.26 4266.15 4121.03 4327.69 4627.18 4083.59 4622.05 4208.72 4233.85 4203.59 4287.69 4595.38 4363.59] pesos: [54720678.71290667 50205945.98804848 53465947.86508705 51654133.14830574 54413929.20966174 57881956.94651723 51050402.28512115 57862081.08772103 53324322.07874425 53053888.36282346 52701657.7370848 53656570.88621905 58154467.0207321 54730765.20077215] output: 3262367081944.8086 heaveside: 1 sem erros --------------------------- Amostra: 10924 x_atual: [4297.95 4009.74 4268.21 4141.54 4352.31 4634.87 4076.92 4635.9 4225.13 4238.46 4209.23 4269.23 4593.85 4350.26] pesos: [54720678.71290667 50205945.98804848 53465947.86508705 51654133.14830574 54413929.20966174 57881956.94651723 51050402.28512115 57862081.08772103 53324322.07874425 53053888.36282346 52701657.7370848 53656570.88621905 58154467.0207321 54730765.20077215] output: 3266424519188.162 heaveside: 1 sem erros --------------------------- Amostra: 10925 x_atual: [4296.92 3991.28 4277.44 4126.15 4363.08 4641.03 4094.87 4626.67 4203.59 4240. 4221.54 4282.56 4627.69 4381.54] pesos: [54720678.71290667 50205945.98804848 53465947.86508705 51654133.14830574 54413929.20966174 57881956.94651723 51050402.28512115 57862081.08772103 53324322.07874425 53053888.36282346 52701657.7370848 53656570.88621905 58154467.0207321 54730765.20077215] output: 3270441789387.3687 heaveside: 1 erro: 1 pesos atualizado: [54722827.17290667 50207941.62804848 53468086.58508705 51656196.22330574 54416110.74966174 57884277.46151723 51052449.72012115 57864394.42272103 53326423.87374425 53056008.36282346 52703768.5070848 53658712.16621906 58156780.8657321 54732955.97077215] --------------------------- Amostra: 10926 x_atual: [4285.13 3978.46 4252.31 4108.21 4338.97 4612.82 4055.9 4617.44 4196.92 4225.13 4189.23 4267.69 4567.18 4336.92] pesos: [54722827.17290667 50207941.62804848 53468086.58508705 51656196.22330574 54416110.74966174 57884277.46151723 51052449.72012115 57864394.42272103 53326423.87374425 53056008.36282346 52703768.5070848 53658712.16621906 58156780.8657321 54732955.97077215] output: 3251937884837.6387 heaveside: 1 erro: 1 pesos atualizado: </text:span><text:soft-page-break/><text:span text:style-name="T2">[54724969.73790666 50209930.85804848 53470212.74008705 51658250.32830574 54418280.23466174 57886583.87151723 51054477.67012116 57866703.14272103 53328522.33374425 53058120.92782346 52705863.1220848 53660846.01121905 58159064.4557321 54735124.43077216] --------------------------- Amostra: 10927 x_atual: [4271.79 4031.79 4244.1 4121.03 4333.33 4603.08 4068.72 4613.85 4182.56 4196.92 4172.82 4248.72 4563.08 4323.59] pesos: [54724969.73790666 50209930.85804848 53470212.74008705 51658250.32830574 54418280.23466174 57886583.87151723 51054477.67012116 57866703.14272103 53328522.33374425 53058120.92782346 52705863.1220848 53660846.01121905 58159064.4557321 54735124.43077216] output: 3248700333457.9287 heaveside: 1 sem erros --------------------------- Amostra: 10928 x_atual: [4295.9 3988.72 4277.95 4145.13 4346.67 4629.23 4087.69 4624.1 4203.08 4236.92 4208.72 4289.74 4615.38 4357.95] pesos: [54724969.73790666 50209930.85804848 53470212.74008705 51658250.32830574 54418280.23466174 57886583.87151723 51054477.67012116 57866703.14272103 53328522.33374425 53058120.92782346 52705863.1220848 53660846.01121905 58159064.4557321 54735124.43077216] output: 3266945804916.944 heaveside: 1 sem erros --------------------------- Amostra: 10929 x_atual: [4292.82 4014.87 4254.36 4121.03 4334.36 4622.56 4083.59 4595.9 4191.79 4231.28 4202.56 4270.77 4597.95 4331.79] pesos: [54724969.73790666 50209930.85804848 53470212.74008705 51658250.32830574 54418280.23466174 57886583.87151723 51054477.67012116 57866703.14272103 53328522.33374425 53058120.92782346 52705863.1220848 53660846.01121905 58159064.4557321 54735124.43077216] output: 3257997234086.036 heaveside: 1 erro: 1 pesos atualizado: [54727116.14790666 50211938.29304848 53472339.92008705 51660310.84330574 54420447.41466174 57888895.15151723 51056519.46512116 57869001.09272103 53330618.22874425 53060236.56782346 52707964.40208481 53662981.39621905 58161363.4307321 54737290.32577216] --------------------------- Amostra: 10930 x_atual: [4306.15 4004.62 4238.97 4107.69 4317.44 4597.44 4060. 4586.67 4173.33 4204.62 4182.05 4269.23 4590.77 4368.21] pesos: [54727116.14790666 50211938.29304848 53472339.92008705 51660310.84330574 54420447.41466174 57888895.15151723 51056519.46512116 57869001.09272103 53330618.22874425 53060236.56782346 52707964.40208481 53662981.39621905 58161363.4307321 54737290.32577216] output: 3250729084223.2266 heaveside: 1 erro: 1 pesos atualizado: [54729269.22290666 50213940.60304848 53474459.40508705 51662364.68830574 54422606.13466173 57891193.87151723 51058549.46512116 57871294.42772103 53332704.89374425 53062338.87782346 52710055.4270848 53665116.01121905 58163658.8157321 54739474.43077216] --------------------------- Amostra: 10931 x_atual: [4288.21 3995.9 4264.62 4116.92 4335.38 4617.44 4060. 4607.18 4187.69 4215.9 4205.13 4270.77 4605.13 4346.67] pesos: [54729269.22290666 50213940.60304848 53474459.40508705 51662364.68830574 54422606.13466173 57891193.87151723 51058549.46512116 57871294.42772103 53332704.89374425 53062338.87782346 52710055.4270848 53665116.01121905 58163658.8157321 54739474.43077216] output: 3256927523597.8 heaveside: 1 sem erros --------------------------- Amostra: 10932 x_atual: [4292.31 4006.67 4244.62 4118.46 4317.95 4592.82 4089.23 4609.74 4189.23 4214.87 4168.21 4268.72 4584.62 4345.13] pesos: [54729269.22290666 50213940.60304848 53474459.40508705 51662364.68830574 54422606.13466173 57891193.87151723 51058549.46512116 57871294.42772103 53332704.89374425 53062338.87782346 52710055.4270848 53665116.01121905 58163658.8157321 54739474.43077216] output: 3252663687281.3506 heaveside: 1 sem erros --------------------------- Amostra: 10933 x_atual: [4277.95 4011.28 4263.59 4120. 4342.05 4614.87 4070.26 4621.54 4202.56 4218.97 4188.21 4272.82 4585.13 4337.44] pesos: [54729269.22290666 50213940.60304848 53474459.40508705 51662364.68830574 54422606.13466173 57891193.87151723 51058549.46512116 57871294.42772103 53332704.89374425 53062338.87782346 52710055.4270848 53665116.01121905 58163658.8157321 54739474.43077216] output: 3257317043539.0737 heaveside: 1 sem erros --------------------------- Amostra: 10934 x_atual: [4303.08 4023.59 4261.03 4128.21 4348.72 4575.38 4086.67 4605.13 4192.82 4225.64 4205.13 4283.08 4603.08 4357.95] pesos: [54729269.22290666 50213940.60304848 </text:span><text:soft-page-break/><text:span text:style-name="T2">53474459.40508705 51662364.68830574 54422606.13466173 57891193.87151723 51058549.46512116 57871294.42772103 53332704.89374425 53062338.87782346 52710055.4270848 53665116.01121905 58163658.8157321 54739474.43077216] output: 3261006523252.6475 heaveside: 1 sem erros --------------------------- Amostra: 10935 x_atual: [4265.13 3954.87 4245.13 4090.26 4311.28 4619.49 4058.46 4634.87 4221.54 4242.05 4193.85 4274.87 4578.46 4326.67] pesos: [54729269.22290666 50213940.60304848 53474459.40508705 51662364.68830574 54422606.13466173 57891193.87151723 51058549.46512116 57871294.42772103 53332704.89374425 53062338.87782346 52710055.4270848 53665116.01121905 58163658.8157321 54739474.43077216] output: 3251687811844.421 heaveside: 1 erro: 1 pesos atualizado: [54731401.78790666 50215918.03804848 53476581.97008704 51664409.81830574 54424761.77466173 57893503.61651722 51060578.69512115 57873611.86272103 53334815.66374426 53064459.90282346 52712152.3520848 53667253.44621906 58165948.0457321 54741637.76577216] --------------------------- Amostra: 10936 x_atual: [4286.15 4032.82 4264.1 4137.44 4345.64 4620. 4104.62 4600. 4203.08 4212.31 4183.08 4277.44 4566.15 4333.85] pesos: [54731401.78790666 50215918.03804848 53476581.97008704 51664409.81830574 54424761.77466173 57893503.61651722 51060578.69512115 57873611.86272103 53334815.66374426 53064459.90282346 52712152.3520848 53667253.44621906 58165948.0457321 54741637.76577216] output: 3259256490306.9717 heaveside: 1 erro: 1 pesos atualizado: [54733544.86290666 50217934.44804848 53478714.02008704 51666478.53830574 54426934.59466173 57895813.61651722 51062631.00512116 57875911.86272103 53336917.20374426 53066566.05782346 52714243.8920848 53669392.16621906 58168231.1207321 54743804.69077215] --------------------------- Amostra: 10937 x_atual: [4280. 4003.59 4250.26 4124.62 4341.03 4617.95 4057.44 4615.9 4191.28 4225.13 4157.95 4253.85 4594.87 4331.79] pesos: [54733544.86290666 50217934.44804848 53478714.02008704 51666478.53830574 54426934.59466173 57895813.61651722 51062631.00512116 57875911.86272103 53336917.20374426 53066566.05782346 52714243.8920848 53669392.16621906 58168231.1207321 54743804.69077215] output: 3253338488130.3213 heaveside: 1 erro: 1 pesos atualizado: [54735684.86290666 50219936.24304848 53480839.15008704 51668540.84830574 54429105.10966174 57898122.59151722 51064659.72512116 57878219.81272104 53339012.84374426 53068678.62282346 52716322.8670848 53671519.09121905 58170528.5557321 54745970.58577216] --------------------------- Amostra: 10938 x_atual: [4291.79 3986.67 4262.05 4106.67 4337.95 4626.67 4064.1 4613.85 4202.56 4236.41 4204.1 4265.13 4596.92 4352.82] pesos: [54735684.86290666 50219936.24304848 53480839.15008704 51668540.84830574 54429105.10966174 57898122.59151722 51064659.72512116 57878219.81272104 53339012.84374426 53068678.62282346 52716322.8670848 53671519.09121905 58170528.5557321 54745970.58577216] output: 3259033990359.4688 heaveside: 1 sem erros --------------------------- Amostra: 10939 x_atual: [4277.44 3972.31 4257.95 4104.62 4320. 4617.95 4082.56 4622.56 4213.85 4238.97 4201.03 4284.62 4585.64 4354.36] pesos: [54735684.86290666 50219936.24304848 53480839.15008704 51668540.84830574 54429105.10966174 57898122.59151722 51064659.72512116 57878219.81272104 53339012.84374426 53068678.62282346 52716322.8670848 53671519.09121905 58170528.5557321 54745970.58577216] output: 3258217499196.119 heaveside: 1 sem erros --------------------------- Amostra: 10940 x_atual: [4292.82 3998.97 4235.9 4104.1 4334.36 4620.51 4080.51 4602.05 4192.31 4228.72 4190.77 4273.33 4590.26 4364.1 ] pesos: [54735684.86290666 50219936.24304848 53480839.15008704 51668540.84830574 54429105.10966174 57898122.59151722 51064659.72512116 57878219.81272104 53339012.84374426 53068678.62282346 52716322.8670848 53671519.09121905 58170528.5557321 54745970.58577216] output: 3256792410067.202 heaveside: 1 sem erros --------------------------- Amostra: 10941 x_atual: [4279.49 4001.54 4246.15 4109.23 4332.31 4619.49 4061.54 4612.31 4191.28 4232.31 4207.18 4273.33 4609.74 4352.31] pesos: [54735684.86290666 50219936.24304848 53480839.15008704 51668540.84830574 54429105.10966174 57898122.59151722 51064659.72512116 57878219.81272104 53339012.84374426 53068678.62282346 52716322.8670848 53671519.09121905 58170528.5557321 54745970.58577216] </text:span><text:soft-page-break/><text:span text:style-name="T2">output: 3257947944164.074 heaveside: 1 sem erros --------------------------- Amostra: 10942 x_atual: [4306.15 3995.9 4281.54 4149.23 4345.13 4632.31 4057.95 4622.56 4209.74 4224.62 4203.08 4288.72 4593.85 4350.77] pesos: [54735684.86290666 50219936.24304848 53480839.15008704 51668540.84830574 54429105.10966174 57898122.59151722 51064659.72512116 57878219.81272104 53339012.84374426 53068678.62282346 52716322.8670848 53671519.09121905 58170528.5557321 54745970.58577216] output: 3265111119597.451 heaveside: 1 sem erros --------------------------- Amostra: 10943 x_atual: [4328.21 4013.85 4279.49 4119.49 4331.28 4616.92 4060. 4599.49 4195.38 4224.62 4204.62 4277.95 4611.79 4377.95] pesos: [54735684.86290666 50219936.24304848 53480839.15008704 51668540.84830574 54429105.10966174 57898122.59151722 51064659.72512116 57878219.81272104 53339012.84374426 53068678.62282346 52716322.8670848 53671519.09121905 58170528.5557321 54745970.58577216] output: 3263967082759.886 heaveside: 1 erro: 1 pesos atualizado: [54737848.96790666 50221943.16804848 53482978.89508704 51670600.59330574 54431270.74966174 57900431.05151723 51066689.72512116 57880519.55772103 53341110.53374425 53070790.93282346 52718425.1770848 53673658.06621905 58172834.4507321 54748159.56077216] --------------------------- Amostra: 10944 x_atual: [4358.46 4018.97 4296.92 4153.85 4388.72 4668.21 4122.05 4662.05 4241.54 4264.62 4202.05 4309.74 4605.64 4386.15] pesos: [54737848.96790666 50221943.16804848 53482978.89508704 51670600.59330574 54431270.74966174 57900431.05151723 51066689.72512116 57880519.55772103 53341110.53374425 53070790.93282346 52718425.1770848 53673658.06621905 58172834.4507321 54748159.56077216] output: 3287850469832.1646 heaveside: 1 erro: 1 pesos atualizado: [54740028.19790666 50223952.65304848 53485127.35508704 51672677.51830573 54433465.10966174 57902765.15651722 51068750.75012115 57882850.58272103 53343231.30374426 53072923.24282347 52720526.2020848 53675812.93621905 58175137.2707321 54750352.63577216] --------------------------- Amostra: 10945 x_atual: [4279.49 4011.28 4249.74 4107.69 4331.79 4612.31 4073.85 4610.77 4188.21 4207.69 4191.28 4262.05 4586.67 4338.46] pesos: [54740028.19790666 50223952.65304848 53485127.35508704 51672677.51830573 54433465.10966174 57902765.15651722 51068750.75012115 57882850.58272103 53343231.30374426 53072923.24282347 52720526.2020848 53675812.93621905 58175137.2707321 54750352.63577216] output: 3253890670248.1455 heaveside: 1 sem erros --------------------------- Amostra: 10946 x_atual: [4323.59 4001.54 4267.18 4132.82 4336.41 4610.26 4075.38 4601.03 4199.49 4240.51 4215.9 4298.46 4625.64 4376.92] pesos: [54740028.19790666 50223952.65304848 53485127.35508704 51672677.51830573 54433465.10966174 57902765.15651722 51068750.75012115 57882850.58272103 53343231.30374426 53072923.24282347 52720526.2020848 53675812.93621905 58175137.2707321 54750352.63577216] output: 3267662641719.9995 heaveside: 1 sem erros --------------------------- Amostra: 10947 x_atual: [4292.82 3990.26 4253.85 4106.67 4329.23 4621.03 4088.72 4614.87 4207.69 4233.33 4194.87 4275.9 4587.69 4347.69] pesos: [54740028.19790666 50223952.65304848 53485127.35508704 51672677.51830573 54433465.10966174 57902765.15651722 51068750.75012115 57882850.58272103 53343231.30374426 53072923.24282347 52720526.2020848 53675812.93621905 58175137.2707321 54750352.63577216] output: 3258991316524.965 heaveside: 1 erro: 1 pesos atualizado: [54742174.60790665 50225947.78304848 53487254.28008704 51674730.85330573 54435629.72466174 57905075.67151722 51070795.11012115 57885158.01772103 53345335.14874426 53075039.90782347 52722623.6370848 53677950.88621905 58177431.1157321 54752526.48077216] --------------------------- Amostra: 10948 x_atual: [4290.77 3990.77 4254.36 4124.62 4326.15 4616.41 4053.85 4624.62 4210.77 4243.08 4213.85 4277.44 4617.95 4358.46] pesos: [54742174.60790665 50225947.78304848 53487254.28008704 51674730.85330573 54435629.72466174 57905075.67151722 51070795.11012115 57885158.01772103 53345335.14874426 53075039.90782347 52722623.6370848 53677950.88621905 58177431.1157321 54752526.48077216] output: 3262452605465.414 heaveside: 1 sem erros --------------------------- Amostra: 10949 x_atual: [4285.13 4004.1 4262.05 4142.56 4329.23 4610.77 4043.08 4595.9 4184.62 4220.51 </text:span><text:soft-page-break/><text:span text:style-name="T2">4197.44 4273.33 4620.51 4342.56] pesos: [54742174.60790665 50225947.78304848 53487254.28008704 51674730.85330573 54435629.72466174 57905075.67151722 51070795.11012115 57885158.01772103 53345335.14874426 53075039.90782347 52722623.6370848 53677950.88621905 58177431.1157321 54752526.48077216] output: 3257380006308.3813 heaveside: 1 erro: 1 pesos atualizado: [54744317.17290665 50227949.83304848 53489385.30508704 51676802.13330574 54437794.33966174 57907381.05651722 51072816.65012115 57887455.96772104 53347427.45874426 53077150.16282347 52724722.3570848 53680087.55121905 58179741.37073211 54754697.76077216] --------------------------- Amostra: 10950 x_atual: [4311.79 4011.79 4278.46 4134.87 4343.59 4624.1 4080. 4628.72 4216.41 4235.9 4202.05 4279.49 4606.67 4365.64] pesos: [54744317.17290665 50227949.83304848 53489385.30508704 51676802.13330574 54437794.33966174 57907381.05651722 51072816.65012115 57887455.96772104 53347427.45874426 53077150.16282347 52724722.3570848 53680087.55121905 58179741.37073211 54754697.76077216] output: 3268719549825.5244 heaveside: 1 erro: 1 pesos atualizado: [54746473.06790666 50229955.72804848 53491524.53508703 51678869.56830574 54439966.13466174 57909693.10651722 51074856.65012115 57889770.32772104 53349535.66374426 53079268.11282347 52726823.3820848 53682227.29621905 58182044.70573211 54756880.58077216] --------------------------- Amostra: 10951 x_atual: [4283.59 4029.23 4263.08 4136.41 4337.44 4614.36 4061.54 4606.15 4181.03 4206.15 4188.72 4264.62 4591.28 4343.08] pesos: [54746473.06790666 50229955.72804848 53491524.53508703 51678869.56830574 54439966.13466174 57909693.10651722 51074856.65012115 57889770.32772104 53349535.66374426 53079268.11282347 52726823.3820848 53682227.29621905 58182044.70573211 54756880.58077216] output: 3257192071048.253 heaveside: 1 sem erros --------------------------- Amostra: 10952 x_atual: [4287.69 3998.46 4262.56 4108.21 4332.31 4615.9 4065.64 4623.08 4192.82 4218.97 4197.95 4283.59 4604.62 4358.97] pesos: [54746473.06790666 50229955.72804848 53491524.53508703 51678869.56830574 54439966.13466174 57909693.10651722 51074856.65012115 57889770.32772104 53349535.66374426 53079268.11282347 52726823.3820848 53682227.29621905 58182044.70573211 54756880.58077216] output: 3259845903743.6333 heaveside: 1 sem erros --------------------------- Amostra: 10953 x_atual: [4283.59 4004.1 4249.23 4101.54 4330.26 4612.82 4044.62 4615.38 4189.74 4225.64 4190.77 4254.87 4583.08 4333.85] pesos: [54746473.06790666 50229955.72804848 53491524.53508703 51678869.56830574 54439966.13466174 57909693.10651722 51074856.65012115 57889770.32772104 53349535.66374426 53079268.11282347 52726823.3820848 53682227.29621905 58182044.70573211 54756880.58077216] output: 3252678347474.1216 heaveside: 1 erro: 1 pesos atualizado: [54748614.86290666 50231957.77804848 53493649.15008704 51680920.33830574 54442131.26466174 57911999.51651721 51076878.96012115 57892078.01772103 53351630.53374425 53081380.93282347 52728918.7670848 53684354.73121905 58184336.24573211 54759047.50577216] --------------------------- Amostra: 10954 x_atual: [4236.92 4020. 4224.62 4105.64 4331.28 4614.36 4057.44 4607.69 4178.97 4176.41 4150.26 4236.92 4528.72 4279.49] pesos: [54748614.86290666 50231957.77804848 53493649.15008704 51680920.33830574 54442131.26466174 57911999.51651721 51076878.96012115 57892078.01772103 53351630.53374425 53081380.93282347 52728918.7670848 53684354.73121905 58184336.24573211 54759047.50577216] output: 3237873490221.952 heaveside: 1 sem erros --------------------------- Amostra: 10955 x_atual: [4332.82 3964.62 4254.36 4113.33 4338.97 4600. 4065.64 4591.28 4181.54 4228.72 4196.92 4282.56 4610.26 4392.31] pesos: [54748614.86290666 50231957.77804848 53493649.15008704 51680920.33830574 54442131.26466174 57911999.51651721 51076878.96012115 57892078.01772103 53351630.53374425 53081380.93282347 52728918.7670848 53684354.73121905 58184336.24573211 54759047.50577216] output: 3260132781596.003 heaveside: 1 erro: 1 pesos atualizado: [54750781.27290665 50233940.08804848 53495776.33008704 51682977.00330574 54444300.74966174 57914299.51651721 51078911.78012116 57894373.65772104 53353721.30374426 53083495.29282347 52731017.2270848 53686496.01121905 58186641.37573211 54761243.66077216] --------------------------- Amostra: 10956 x_atual: [4281.03 4006.67 4278.97 4140. 4350.77 4616.41 4067.18 </text:span><text:soft-page-break/><text:span text:style-name="T2">4623.59 4210.26 4225.64 4209.74 4277.95 4594.87 4340. ] pesos: [54750781.27290665 50233940.08804848 53495776.33008704 51682977.00330574 54444300.74966174 57914299.51651721 51078911.78012116 57894373.65772104 53353721.30374426 53083495.29282347 52731017.2270848 53686496.01121905 58186641.37573211 54761243.66077216] output: 3263813310163.87 heaveside: 1 sem erros --------------------------- Amostra: 10957 x_atual: [4276.41 3992.82 4262.05 4122.56 4348.72 4625.13 4067.69 4592.82 4178.97 4222.56 4173.33 4265.64 4590.26 4334.36] pesos: [54750781.27290665 50233940.08804848 53495776.33008704 51682977.00330574 544443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5T09:15:33.11</meta:creation-date>
    <meta:document-statistic meta:table-count="0" meta:image-count="0" meta:object-count="0" meta:page-count="16" meta:paragraph-count="2" meta:word-count="2" meta:character-count="65543"/>
    <dc:date>2020-02-25T11:02:54.91</dc:date>
    <meta:editing-duration>PT1H32M11S</meta:editing-duration>
    <meta:editing-cycles>1</meta:editing-cycles>
    <meta:generator>OpenOffice/4.1.2$Win32 OpenOffice.org_project/412m3$Build-9782</meta:generator>
  </office:meta>
</office:document-meta>
</file>